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173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AVG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Time ~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 office:value-type="float" office:value="13" calcext:value-type="float">
            <text:p>13.00</text:p>
          </table:table-cell>
          <table:table-cell office:value-type="float" office:value="4762286137.45455" calcext:value-type="float">
            <text:p>4762286137.45455</text:p>
          </table:table-cell>
          <table:table-cell office:value-type="float" office:value="7765988678.86364" calcext:value-type="float">
            <text:p>7765988678.86364</text:p>
          </table:table-cell>
          <table:table-cell office:value-type="float" office:value="30184795.8333333" calcext:value-type="float">
            <text:p>30184795.8333333</text:p>
          </table:table-cell>
          <table:table-cell office:value-type="float" office:value="232420825.181818" calcext:value-type="float">
            <text:p>232420825.181818</text:p>
          </table:table-cell>
          <table:table-cell office:value-type="float" office:value="155492849.833333" calcext:value-type="float">
            <text:p>155492849.833333</text:p>
          </table:table-cell>
          <table:table-cell office:value-type="float" office:value="151157113.060606" calcext:value-type="float">
            <text:p>151157113.060606</text:p>
          </table:table-cell>
          <table:table-cell office:value-type="float" office:value="32.0151515151515" calcext:value-type="float">
            <text:p>32.015151515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14005454545454" calcext:value-type="float">
            <text:p>0.6140054545</text:p>
          </table:table-cell>
          <table:table-cell office:value-type="float" office:value="30184795.8939394" calcext:value-type="float">
            <text:p>30184795.8939394</text:p>
          </table:table-cell>
          <table:table-cell office:value-type="float" office:value="14.8302832575758" calcext:value-type="float">
            <text:p>14.8302832576</text:p>
          </table:table-cell>
          <table:table-cell office:value-type="float" office:value="9.92166987878788" calcext:value-type="float">
            <text:p>9.9216698788</text:p>
          </table:table-cell>
          <table:table-cell office:value-type="float" office:value="9.64501886363636" calcext:value-type="float">
            <text:p>9.6450188636</text:p>
          </table:table-cell>
          <table:table-cell office:value-type="float" office:value="1.495" calcext:value-type="float">
            <text:p>1.495</text:p>
          </table:table-cell>
          <table:table-cell office:value-type="float" office:value="1.03075757575758" calcext:value-type="float">
            <text:p>1.0307575758</text:p>
          </table:table-cell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83" calcext:value-type="float">
            <text:p>83.00</text:p>
          </table:table-cell>
          <table:table-cell office:value-type="float" office:value="9462347004.38095" calcext:value-type="float">
            <text:p>9462347004.38095</text:p>
          </table:table-cell>
          <table:table-cell office:value-type="float" office:value="6660392636.78571" calcext:value-type="float">
            <text:p>6660392636.78571</text:p>
          </table:table-cell>
          <table:table-cell office:value-type="float" office:value="219420.833333333" calcext:value-type="float">
            <text:p>219420.833333333</text:p>
          </table:table-cell>
          <table:table-cell office:value-type="float" office:value="19183473.8095238" calcext:value-type="float">
            <text:p>19183473.8095238</text:p>
          </table:table-cell>
          <table:table-cell office:value-type="float" office:value="30198673.4166667" calcext:value-type="float">
            <text:p>30198673.4166667</text:p>
          </table:table-cell>
          <table:table-cell office:value-type="float" office:value="5271359.19047619" calcext:value-type="float">
            <text:p>5271359.19047619</text:p>
          </table:table-cell>
          <table:table-cell office:value-type="float" office:value="26.9285714285714" calcext:value-type="float">
            <text:p>26.928571428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7033477380952" calcext:value-type="float">
            <text:p>1.5703347738</text:p>
          </table:table-cell>
          <table:table-cell office:value-type="float" office:value="219420.833333333" calcext:value-type="float">
            <text:p>219420.833333333</text:p>
          </table:table-cell>
          <table:table-cell office:value-type="float" office:value="1.22444220238095" calcext:value-type="float">
            <text:p>1.2244422024</text:p>
          </table:table-cell>
          <table:table-cell office:value-type="float" office:value="1.92752197619048" calcext:value-type="float">
            <text:p>1.9275219762</text:p>
          </table:table-cell>
          <table:table-cell office:value-type="float" office:value="0.336461130952381" calcext:value-type="float">
            <text:p>0.336461131</text:p>
          </table:table-cell>
          <table:table-cell office:value-type="float" office:value="0.626666666666667" calcext:value-type="float">
            <text:p>0.6266666667</text:p>
          </table:table-cell>
          <table:table-cell office:value-type="float" office:value="103.020833333333" calcext:value-type="float">
            <text:p>103.0208333333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 office:value-type="float" office:value="7.33333333333333" calcext:value-type="float">
            <text:p>7.33</text:p>
          </table:table-cell>
          <table:table-cell office:value-type="float" office:value="5966044077.33333" calcext:value-type="float">
            <text:p>5966044077.33333</text:p>
          </table:table-cell>
          <table:table-cell office:value-type="float" office:value="8186861036.39394" calcext:value-type="float">
            <text:p>8186861036.39394</text:p>
          </table:table-cell>
          <table:table-cell office:value-type="float" office:value="13630528.6060606" calcext:value-type="float">
            <text:p>13630528.6060606</text:p>
          </table:table-cell>
          <table:table-cell office:value-type="float" office:value="175973841.651515" calcext:value-type="float">
            <text:p>175973841.651515</text:p>
          </table:table-cell>
          <table:table-cell office:value-type="float" office:value="177195965.287879" calcext:value-type="float">
            <text:p>177195965.287879</text:p>
          </table:table-cell>
          <table:table-cell office:value-type="float" office:value="171490132.333333" calcext:value-type="float">
            <text:p>171490132.333333</text:p>
          </table:table-cell>
          <table:table-cell office:value-type="float" office:value="34.2878787878788" calcext:value-type="float">
            <text:p>34.287878787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53592045454545" calcext:value-type="float">
            <text:p>0.7535920455</text:p>
          </table:table-cell>
          <table:table-cell office:value-type="float" office:value="13630528.6060606" calcext:value-type="float">
            <text:p>13630528.6060606</text:p>
          </table:table-cell>
          <table:table-cell office:value-type="float" office:value="11.2299789848485" calcext:value-type="float">
            <text:p>11.2299789848</text:p>
          </table:table-cell>
          <table:table-cell office:value-type="float" office:value="11.3079683484848" calcext:value-type="float">
            <text:p>11.3079683485</text:p>
          </table:table-cell>
          <table:table-cell office:value-type="float" office:value="10.9438539090909" calcext:value-type="float">
            <text:p>10.9438539091</text:p>
          </table:table-cell>
          <table:table-cell office:value-type="float" office:value="0.987727272727273" calcext:value-type="float">
            <text:p>0.9877272727</text:p>
          </table:table-cell>
          <table:table-cell office:value-type="float" office:value="1.04121212121212" calcext:value-type="float">
            <text:p>1.0412121212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office:value-type="float" office:value="10.3333333333333" calcext:value-type="float">
            <text:p>10.33</text:p>
          </table:table-cell>
          <table:table-cell office:value-type="float" office:value="6601721720.88889" calcext:value-type="float">
            <text:p>6601721720.88889</text:p>
          </table:table-cell>
          <table:table-cell office:value-type="float" office:value="9109925354.8254" calcext:value-type="float">
            <text:p>9109925354.8254</text:p>
          </table:table-cell>
          <table:table-cell office:value-type="float" office:value="246.825396825397" calcext:value-type="float">
            <text:p>246.8253968254</text:p>
          </table:table-cell>
          <table:table-cell office:value-type="float" office:value="16088190.0634921" calcext:value-type="float">
            <text:p>16088190.0634921</text:p>
          </table:table-cell>
          <table:table-cell office:value-type="float" office:value="17677401.3174603" calcext:value-type="float">
            <text:p>17677401.3174603</text:p>
          </table:table-cell>
          <table:table-cell office:value-type="float" office:value="842.380952380952" calcext:value-type="float">
            <text:p>842.380952381</text:p>
          </table:table-cell>
          <table:table-cell office:value-type="float" office:value="29.2222222222222" calcext:value-type="float">
            <text:p>29.22222222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24598857142857" calcext:value-type="float">
            <text:p>0.7245988571</text:p>
          </table:table-cell>
          <table:table-cell office:value-type="float" office:value="246.825396825397" calcext:value-type="float">
            <text:p>246.8253968254</text:p>
          </table:table-cell>
          <table:table-cell office:value-type="float" office:value="1.02691055555556" calcext:value-type="float">
            <text:p>1.0269105556</text:p>
          </table:table-cell>
          <table:table-cell office:value-type="float" office:value="1.12834973015873" calcext:value-type="float">
            <text:p>1.1283497302</text:p>
          </table:table-cell>
          <table:table-cell office:value-type="float" office:value="0.0000537777777777778" calcext:value-type="float">
            <text:p>5.37777777777778E-05</text:p>
          </table:table-cell>
          <table:table-cell office:value-type="float" office:value="0.910634920634921" calcext:value-type="float">
            <text:p>0.9106349206</text:p>
          </table:table-cell>
          <table:table-cell office:value-type="float" office:value="69939.666031746" calcext:value-type="float">
            <text:p>69939.666031746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float" office:value="24.6666666666667" calcext:value-type="float">
            <text:p>24.67</text:p>
          </table:table-cell>
          <table:table-cell office:value-type="float" office:value="1477299358.72" calcext:value-type="float">
            <text:p>1477299358.72</text:p>
          </table:table-cell>
          <table:table-cell office:value-type="float" office:value="8941920935.62667" calcext:value-type="float">
            <text:p>8941920935.62667</text:p>
          </table:table-cell>
          <table:table-cell office:value-type="float" office:value="112473.053333333" calcext:value-type="float">
            <text:p>112473.053333333</text:p>
          </table:table-cell>
          <table:table-cell office:value-type="float" office:value="411446725.253333" calcext:value-type="float">
            <text:p>411446725.253333</text:p>
          </table:table-cell>
          <table:table-cell office:value-type="float" office:value="179672056.666667" calcext:value-type="float">
            <text:p>179672056.666667</text:p>
          </table:table-cell>
          <table:table-cell office:value-type="float" office:value="141404.053333333" calcext:value-type="float">
            <text:p>141404.053333333</text:p>
          </table:table-cell>
          <table:table-cell office:value-type="float" office:value="31.36" calcext:value-type="float">
            <text:p>31.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65661" calcext:value-type="float">
            <text:p>0.165661</text:p>
          </table:table-cell>
          <table:table-cell office:value-type="float" office:value="112473.053333333" calcext:value-type="float">
            <text:p>112473.053333333</text:p>
          </table:table-cell>
          <table:table-cell office:value-type="float" office:value="26.2602717066667" calcext:value-type="float">
            <text:p>26.2602717067</text:p>
          </table:table-cell>
          <table:table-cell office:value-type="float" office:value="11.4674292666667" calcext:value-type="float">
            <text:p>11.4674292667</text:p>
          </table:table-cell>
          <table:table-cell office:value-type="float" office:value="0.00902510666666666" calcext:value-type="float">
            <text:p>0.0090251067</text:p>
          </table:table-cell>
          <table:table-cell office:value-type="float" office:value="2.28893333333333" calcext:value-type="float">
            <text:p>2.2889333333</text:p>
          </table:table-cell>
          <table:table-cell office:value-type="float" office:value="2140.16706666667" calcext:value-type="float">
            <text:p>2140.1670666667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office:value-type="float" office:value="36.5" calcext:value-type="float">
            <text:p>36.50</text:p>
          </table:table-cell>
          <table:table-cell office:value-type="float" office:value="1428802618.45205" calcext:value-type="float">
            <text:p>1428802618.45205</text:p>
          </table:table-cell>
          <table:table-cell office:value-type="float" office:value="8979201614.69863" calcext:value-type="float">
            <text:p>8979201614.69863</text:p>
          </table:table-cell>
          <table:table-cell office:value-type="float" office:value="136735.246575342" calcext:value-type="float">
            <text:p>136735.246575342</text:p>
          </table:table-cell>
          <table:table-cell office:value-type="float" office:value="421942984.260274" calcext:value-type="float">
            <text:p>421942984.260274</text:p>
          </table:table-cell>
          <table:table-cell office:value-type="float" office:value="184482297.438356" calcext:value-type="float">
            <text:p>184482297.438356</text:p>
          </table:table-cell>
          <table:table-cell office:value-type="float" office:value="156009.150684932" calcext:value-type="float">
            <text:p>156009.150684932</text:p>
          </table:table-cell>
          <table:table-cell office:value-type="float" office:value="31.5205479452055" calcext:value-type="float">
            <text:p>31.520547945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59204260273973" calcext:value-type="float">
            <text:p>0.1592042603</text:p>
          </table:table-cell>
          <table:table-cell office:value-type="float" office:value="136735.246575342" calcext:value-type="float">
            <text:p>136735.246575342</text:p>
          </table:table-cell>
          <table:table-cell office:value-type="float" office:value="26.9311854109589" calcext:value-type="float">
            <text:p>26.931185411</text:p>
          </table:table-cell>
          <table:table-cell office:value-type="float" office:value="11.774875890411" calcext:value-type="float">
            <text:p>11.7748758904</text:p>
          </table:table-cell>
          <table:table-cell office:value-type="float" office:value="0.0099574794520548" calcext:value-type="float">
            <text:p>0.0099574795</text:p>
          </table:table-cell>
          <table:table-cell office:value-type="float" office:value="2.28767123287671" calcext:value-type="float">
            <text:p>2.2876712329</text:p>
          </table:table-cell>
          <table:table-cell office:value-type="float" office:value="1711.90410958904" calcext:value-type="float">
            <text:p>1711.904109589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office:value-type="float" office:value="6.5" calcext:value-type="float">
            <text:p>6.50</text:p>
          </table:table-cell>
          <table:table-cell office:value-type="float" office:value="16433112246.5303" calcext:value-type="float">
            <text:p>16433112246.5303</text:p>
          </table:table-cell>
          <table:table-cell office:value-type="float" office:value="9061962848.28788" calcext:value-type="float">
            <text:p>9061962848.28788</text:p>
          </table:table-cell>
          <table:table-cell office:value-type="float" office:value="27101.6515151515" calcext:value-type="float">
            <text:p>27101.6515151515</text:p>
          </table:table-cell>
          <table:table-cell office:value-type="float" office:value="377502790.833333" calcext:value-type="float">
            <text:p>377502790.833333</text:p>
          </table:table-cell>
          <table:table-cell office:value-type="float" office:value="493275530.393939" calcext:value-type="float">
            <text:p>493275530.393939</text:p>
          </table:table-cell>
          <table:table-cell office:value-type="float" office:value="114888.287878788" calcext:value-type="float">
            <text:p>114888.287878788</text:p>
          </table:table-cell>
          <table:table-cell office:value-type="float" office:value="33.8333333333333" calcext:value-type="float">
            <text:p>33.83333333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1307589393939" calcext:value-type="float">
            <text:p>1.8130758939</text:p>
          </table:table-cell>
          <table:table-cell office:value-type="float" office:value="27101.6515151515" calcext:value-type="float">
            <text:p>27101.6515151515</text:p>
          </table:table-cell>
          <table:table-cell office:value-type="float" office:value="24.0952629090909" calcext:value-type="float">
            <text:p>24.0952629091</text:p>
          </table:table-cell>
          <table:table-cell office:value-type="float" office:value="31.4848135909091" calcext:value-type="float">
            <text:p>31.4848135909</text:p>
          </table:table-cell>
          <table:table-cell office:value-type="float" office:value="0.00733357575757575" calcext:value-type="float">
            <text:p>0.0073335758</text:p>
          </table:table-cell>
          <table:table-cell office:value-type="float" office:value="0.765909090909092" calcext:value-type="float">
            <text:p>0.7659090909</text:p>
          </table:table-cell>
          <table:table-cell office:value-type="float" office:value="14426.4001515152" calcext:value-type="float">
            <text:p>14426.4001515152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office:value-type="float" office:value="15" calcext:value-type="float">
            <text:p>15.00</text:p>
          </table:table-cell>
          <table:table-cell office:value-type="float" office:value="14781768969.9333" calcext:value-type="float">
            <text:p>14781768969.9333</text:p>
          </table:table-cell>
          <table:table-cell office:value-type="float" office:value="8903052184.8" calcext:value-type="float">
            <text:p>8903052184.8</text:p>
          </table:table-cell>
          <table:table-cell office:value-type="float" office:value="501582.35" calcext:value-type="float">
            <text:p>501582.35</text:p>
          </table:table-cell>
          <table:table-cell office:value-type="float" office:value="1863555357.16667" calcext:value-type="float">
            <text:p>1863555357.16667</text:p>
          </table:table-cell>
          <table:table-cell office:value-type="float" office:value="9288530.5" calcext:value-type="float">
            <text:p>9288530.5</text:p>
          </table:table-cell>
          <table:table-cell office:value-type="float" office:value="4451906.58333333" calcext:value-type="float">
            <text:p>4451906.58333333</text:p>
          </table:table-cell>
          <table:table-cell office:value-type="float" office:value="35.3166666666667" calcext:value-type="float">
            <text:p>35.316666666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5998795" calcext:value-type="float">
            <text:p>1.65998795</text:p>
          </table:table-cell>
          <table:table-cell office:value-type="float" office:value="501582.35" calcext:value-type="float">
            <text:p>501582.35</text:p>
          </table:table-cell>
          <table:table-cell office:value-type="float" office:value="118.94108625" calcext:value-type="float">
            <text:p>118.94108625</text:p>
          </table:table-cell>
          <table:table-cell office:value-type="float" office:value="0.5928377" calcext:value-type="float">
            <text:p>0.5928377</text:p>
          </table:table-cell>
          <table:table-cell office:value-type="float" office:value="0.284141683333333" calcext:value-type="float">
            <text:p>0.2841416833</text:p>
          </table:table-cell>
          <table:table-cell office:value-type="float" office:value="200.782833333333" calcext:value-type="float">
            <text:p>200.7828333333</text:p>
          </table:table-cell>
          <table:table-cell office:value-type="float" office:value="2.08766666666667" calcext:value-type="float">
            <text:p>2.0876666667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office:value-type="float" office:value="31.5" calcext:value-type="float">
            <text:p>31.50</text:p>
          </table:table-cell>
          <table:table-cell office:value-type="float" office:value="1530640402.84375" calcext:value-type="float">
            <text:p>1530640402.84375</text:p>
          </table:table-cell>
          <table:table-cell office:value-type="float" office:value="8925324347.79688" calcext:value-type="float">
            <text:p>8925324347.79688</text:p>
          </table:table-cell>
          <table:table-cell office:value-type="float" office:value="174442.453125" calcext:value-type="float">
            <text:p>174442.453125</text:p>
          </table:table-cell>
          <table:table-cell office:value-type="float" office:value="400852279.3125" calcext:value-type="float">
            <text:p>400852279.3125</text:p>
          </table:table-cell>
          <table:table-cell office:value-type="float" office:value="175290971.4375" calcext:value-type="float">
            <text:p>175290971.4375</text:p>
          </table:table-cell>
          <table:table-cell office:value-type="float" office:value="211606.234375" calcext:value-type="float">
            <text:p>211606.234375</text:p>
          </table:table-cell>
          <table:table-cell office:value-type="float" office:value="31.625" calcext:value-type="float">
            <text:p>31.6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74701796875" calcext:value-type="float">
            <text:p>0.1747017969</text:p>
          </table:table-cell>
          <table:table-cell office:value-type="float" office:value="174442.453125" calcext:value-type="float">
            <text:p>174442.453125</text:p>
          </table:table-cell>
          <table:table-cell office:value-type="float" office:value="25.58891034375" calcext:value-type="float">
            <text:p>25.5889103438</text:p>
          </table:table-cell>
          <table:table-cell office:value-type="float" office:value="11.189919328125" calcext:value-type="float">
            <text:p>11.1899193281</text:p>
          </table:table-cell>
          <table:table-cell office:value-type="float" office:value="0.013507765625" calcext:value-type="float">
            <text:p>0.0135077656</text:p>
          </table:table-cell>
          <table:table-cell office:value-type="float" office:value="2.2603125" calcext:value-type="float">
            <text:p>2.2603125</text:p>
          </table:table-cell>
          <table:table-cell office:value-type="float" office:value="1132.540625" calcext:value-type="float">
            <text:p>1132.540625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office:value-type="float" office:value="14" calcext:value-type="float">
            <text:p>14.00</text:p>
          </table:table-cell>
          <table:table-cell office:value-type="float" office:value="1833596862.15714" calcext:value-type="float">
            <text:p>1833596862.15714</text:p>
          </table:table-cell>
          <table:table-cell office:value-type="float" office:value="7122998531.92857" calcext:value-type="float">
            <text:p>7122998531.92857</text:p>
          </table:table-cell>
          <table:table-cell office:value-type="float" office:value="9701995.5" calcext:value-type="float">
            <text:p>9701995.5</text:p>
          </table:table-cell>
          <table:table-cell office:value-type="float" office:value="228283406.471429" calcext:value-type="float">
            <text:p>228283406.471429</text:p>
          </table:table-cell>
          <table:table-cell office:value-type="float" office:value="196803274.1" calcext:value-type="float">
            <text:p>196803274.1</text:p>
          </table:table-cell>
          <table:table-cell office:value-type="float" office:value="28239683.6285714" calcext:value-type="float">
            <text:p>28239683.6285714</text:p>
          </table:table-cell>
          <table:table-cell office:value-type="float" office:value="27.9428571428571" calcext:value-type="float">
            <text:p>27.94285714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7854485714286" calcext:value-type="float">
            <text:p>0.2578544857</text:p>
          </table:table-cell>
          <table:table-cell office:value-type="float" office:value="9701995.5" calcext:value-type="float">
            <text:p>9701995.5</text:p>
          </table:table-cell>
          <table:table-cell office:value-type="float" office:value="14.5681681714286" calcext:value-type="float">
            <text:p>14.5681681714</text:p>
          </table:table-cell>
          <table:table-cell office:value-type="float" office:value="12.5592257428571" calcext:value-type="float">
            <text:p>12.5592257429</text:p>
          </table:table-cell>
          <table:table-cell office:value-type="float" office:value="1.8021508" calcext:value-type="float">
            <text:p>1.8021508</text:p>
          </table:table-cell>
          <table:table-cell office:value-type="float" office:value="1.16028571428571" calcext:value-type="float">
            <text:p>1.1602857143</text:p>
          </table:table-cell>
          <table:table-cell office:value-type="float" office:value="6.98971428571429" calcext:value-type="float">
            <text:p>6.9897142857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office:value-type="float" office:value="8.25" calcext:value-type="float">
            <text:p>8.25</text:p>
          </table:table-cell>
          <table:table-cell office:value-type="float" office:value="2480300673.39394" calcext:value-type="float">
            <text:p>2480300673.39394</text:p>
          </table:table-cell>
          <table:table-cell office:value-type="float" office:value="3402712907.12121" calcext:value-type="float">
            <text:p>3402712907.12121</text:p>
          </table:table-cell>
          <table:table-cell office:value-type="float" office:value="3257564.03030303" calcext:value-type="float">
            <text:p>3257564.03030303</text:p>
          </table:table-cell>
          <table:table-cell office:value-type="float" office:value="87794807.8939394" calcext:value-type="float">
            <text:p>87794807.8939394</text:p>
          </table:table-cell>
          <table:table-cell office:value-type="float" office:value="70440460.530303" calcext:value-type="float">
            <text:p>70440460.530303</text:p>
          </table:table-cell>
          <table:table-cell office:value-type="float" office:value="66211470.1666667" calcext:value-type="float">
            <text:p>66211470.1666667</text:p>
          </table:table-cell>
          <table:table-cell office:value-type="float" office:value="18.1363636363636" calcext:value-type="float">
            <text:p>18.136363636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2854246969697" calcext:value-type="float">
            <text:p>0.7285424697</text:p>
          </table:table-cell>
          <table:table-cell office:value-type="float" office:value="3257564.03030303" calcext:value-type="float">
            <text:p>3257564.03030303</text:p>
          </table:table-cell>
          <table:table-cell office:value-type="float" office:value="5.60242430303031" calcext:value-type="float">
            <text:p>5.602424303</text:p>
          </table:table-cell>
          <table:table-cell office:value-type="float" office:value="4.49499631818182" calcext:value-type="float">
            <text:p>4.4949963182</text:p>
          </table:table-cell>
          <table:table-cell office:value-type="float" office:value="4.22513293939394" calcext:value-type="float">
            <text:p>4.2251329394</text:p>
          </table:table-cell>
          <table:table-cell office:value-type="float" office:value="1.24681818181818" calcext:value-type="float">
            <text:p>1.2468181818</text:p>
          </table:table-cell>
          <table:table-cell office:value-type="float" office:value="1.06287878787879" calcext:value-type="float">
            <text:p>1.0628787879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office:value-type="float" office:value="18.5" calcext:value-type="float">
            <text:p>18.50</text:p>
          </table:table-cell>
          <table:table-cell office:value-type="float" office:value="1192590653.12" calcext:value-type="float">
            <text:p>1192590653.12</text:p>
          </table:table-cell>
          <table:table-cell office:value-type="float" office:value="7007766361.66667" calcext:value-type="float">
            <text:p>7007766361.66667</text:p>
          </table:table-cell>
          <table:table-cell office:value-type="float" office:value="9141171.34666667" calcext:value-type="float">
            <text:p>9141171.34666667</text:p>
          </table:table-cell>
          <table:table-cell office:value-type="float" office:value="216100598.48" calcext:value-type="float">
            <text:p>216100598.48</text:p>
          </table:table-cell>
          <table:table-cell office:value-type="float" office:value="196133846.853333" calcext:value-type="float">
            <text:p>196133846.853333</text:p>
          </table:table-cell>
          <table:table-cell office:value-type="float" office:value="22280773.2266667" calcext:value-type="float">
            <text:p>22280773.2266667</text:p>
          </table:table-cell>
          <table:table-cell office:value-type="float" office:value="27.1066666666667" calcext:value-type="float">
            <text:p>27.106666666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70378026666667" calcext:value-type="float">
            <text:p>0.1703780267</text:p>
          </table:table-cell>
          <table:table-cell office:value-type="float" office:value="9141171.34666667" calcext:value-type="float">
            <text:p>9141171.34666667</text:p>
          </table:table-cell>
          <table:table-cell office:value-type="float" office:value="13.7916263466667" calcext:value-type="float">
            <text:p>13.7916263467</text:p>
          </table:table-cell>
          <table:table-cell office:value-type="float" office:value="12.51733748" calcext:value-type="float">
            <text:p>12.51733748</text:p>
          </table:table-cell>
          <table:table-cell office:value-type="float" office:value="1.42197696" calcext:value-type="float">
            <text:p>1.42197696</text:p>
          </table:table-cell>
          <table:table-cell office:value-type="float" office:value="1.10186666666667" calcext:value-type="float">
            <text:p>1.1018666667</text:p>
          </table:table-cell>
          <table:table-cell office:value-type="float" office:value="8.8476" calcext:value-type="float">
            <text:p>8.8476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office:value-type="float" office:value="16.25" calcext:value-type="float">
            <text:p>16.25</text:p>
          </table:table-cell>
          <table:table-cell office:value-type="float" office:value="16967623701.0758" calcext:value-type="float">
            <text:p>16967623701.0758</text:p>
          </table:table-cell>
          <table:table-cell office:value-type="float" office:value="9094807048.0303" calcext:value-type="float">
            <text:p>9094807048.0303</text:p>
          </table:table-cell>
          <table:table-cell office:value-type="float" office:value="3515915.12121212" calcext:value-type="float">
            <text:p>3515915.12121212</text:p>
          </table:table-cell>
          <table:table-cell office:value-type="float" office:value="388245345.19697" calcext:value-type="float">
            <text:p>388245345.19697</text:p>
          </table:table-cell>
          <table:table-cell office:value-type="float" office:value="351513137.19697" calcext:value-type="float">
            <text:p>351513137.19697</text:p>
          </table:table-cell>
          <table:table-cell office:value-type="float" office:value="40810627.8636364" calcext:value-type="float">
            <text:p>40810627.8636364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6466551515152" calcext:value-type="float">
            <text:p>1.8646655152</text:p>
          </table:table-cell>
          <table:table-cell office:value-type="float" office:value="3515915.12121212" calcext:value-type="float">
            <text:p>3515915.12121212</text:p>
          </table:table-cell>
          <table:table-cell office:value-type="float" office:value="24.7783001515152" calcext:value-type="float">
            <text:p>24.7783001515</text:p>
          </table:table-cell>
          <table:table-cell office:value-type="float" office:value="22.4340006666667" calcext:value-type="float">
            <text:p>22.4340006667</text:p>
          </table:table-cell>
          <table:table-cell office:value-type="float" office:value="2.60458434848485" calcext:value-type="float">
            <text:p>2.6045843485</text:p>
          </table:table-cell>
          <table:table-cell office:value-type="float" office:value="1.10484848484849" calcext:value-type="float">
            <text:p>1.1048484848</text:p>
          </table:table-cell>
          <table:table-cell office:value-type="float" office:value="8.60242424242424" calcext:value-type="float">
            <text:p>8.6024242424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office:value-type="float" office:value="16" calcext:value-type="float">
            <text:p>16.00</text:p>
          </table:table-cell>
          <table:table-cell office:value-type="float" office:value="21622717587" calcext:value-type="float">
            <text:p>21622717587</text:p>
          </table:table-cell>
          <table:table-cell office:value-type="float" office:value="8921734188.64063" calcext:value-type="float">
            <text:p>8921734188.64063</text:p>
          </table:table-cell>
          <table:table-cell office:value-type="float" office:value="177297.9375" calcext:value-type="float">
            <text:p>177297.9375</text:p>
          </table:table-cell>
          <table:table-cell office:value-type="float" office:value="347132153.28125" calcext:value-type="float">
            <text:p>347132153.28125</text:p>
          </table:table-cell>
          <table:table-cell office:value-type="float" office:value="353280780.46875" calcext:value-type="float">
            <text:p>353280780.46875</text:p>
          </table:table-cell>
          <table:table-cell office:value-type="float" office:value="581674.546875" calcext:value-type="float">
            <text:p>581674.546875</text:p>
          </table:table-cell>
          <table:table-cell office:value-type="float" office:value="34.953125" calcext:value-type="float">
            <text:p>34.9531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423049984375" calcext:value-type="float">
            <text:p>2.4230499844</text:p>
          </table:table-cell>
          <table:table-cell office:value-type="float" office:value="177297.9375" calcext:value-type="float">
            <text:p>177297.9375</text:p>
          </table:table-cell>
          <table:table-cell office:value-type="float" office:value="22.15549975" calcext:value-type="float">
            <text:p>22.15549975</text:p>
          </table:table-cell>
          <table:table-cell office:value-type="float" office:value="22.54793178125" calcext:value-type="float">
            <text:p>22.5479317813</text:p>
          </table:table-cell>
          <table:table-cell office:value-type="float" office:value="0.03712421875" calcext:value-type="float">
            <text:p>0.0371242188</text:p>
          </table:table-cell>
          <table:table-cell office:value-type="float" office:value="0.979999999999999" calcext:value-type="float">
            <text:p>0.98</text:p>
          </table:table-cell>
          <table:table-cell office:value-type="float" office:value="644.531875" calcext:value-type="float">
            <text:p>644.531875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office:value-type="float" office:value="8.71428571428571" calcext:value-type="float">
            <text:p>8.71</text:p>
          </table:table-cell>
          <table:table-cell office:value-type="float" office:value="1545061423.42623" calcext:value-type="float">
            <text:p>1545061423.42623</text:p>
          </table:table-cell>
          <table:table-cell office:value-type="float" office:value="2721491519.40984" calcext:value-type="float">
            <text:p>2721491519.40984</text:p>
          </table:table-cell>
          <table:table-cell office:value-type="float" office:value="3319358.45901639" calcext:value-type="float">
            <text:p>3319358.45901639</text:p>
          </table:table-cell>
          <table:table-cell office:value-type="float" office:value="41550215.9672131" calcext:value-type="float">
            <text:p>41550215.9672131</text:p>
          </table:table-cell>
          <table:table-cell office:value-type="float" office:value="38349804.295082" calcext:value-type="float">
            <text:p>38349804.295082</text:p>
          </table:table-cell>
          <table:table-cell office:value-type="float" office:value="31520110.4590164" calcext:value-type="float">
            <text:p>31520110.4590164</text:p>
          </table:table-cell>
          <table:table-cell office:value-type="float" office:value="16.1147540983607" calcext:value-type="float">
            <text:p>16.114754098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67575229508197" calcext:value-type="float">
            <text:p>0.5675752295</text:p>
          </table:table-cell>
          <table:table-cell office:value-type="float" office:value="3319358.45901639" calcext:value-type="float">
            <text:p>3319358.45901639</text:p>
          </table:table-cell>
          <table:table-cell office:value-type="float" office:value="2.651217" calcext:value-type="float">
            <text:p>2.651217</text:p>
          </table:table-cell>
          <table:table-cell office:value-type="float" office:value="2.44700660655738" calcext:value-type="float">
            <text:p>2.4470066066</text:p>
          </table:table-cell>
          <table:table-cell office:value-type="float" office:value="2.01122059016393" calcext:value-type="float">
            <text:p>2.0112205902</text:p>
          </table:table-cell>
          <table:table-cell office:value-type="float" office:value="1.08377049180328" calcext:value-type="float">
            <text:p>1.0837704918</text:p>
          </table:table-cell>
          <table:table-cell office:value-type="float" office:value="1.21770491803279" calcext:value-type="float">
            <text:p>1.217704918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office:value-type="float" office:value="14.8" calcext:value-type="float">
            <text:p>14.80</text:p>
          </table:table-cell>
          <table:table-cell office:value-type="float" office:value="20532761524.3784" calcext:value-type="float">
            <text:p>20532761524.3784</text:p>
          </table:table-cell>
          <table:table-cell office:value-type="float" office:value="8920879957.02703" calcext:value-type="float">
            <text:p>8920879957.02703</text:p>
          </table:table-cell>
          <table:table-cell office:value-type="float" office:value="175699.891891892" calcext:value-type="float">
            <text:p>175699.891891892</text:p>
          </table:table-cell>
          <table:table-cell office:value-type="float" office:value="344207681.918919" calcext:value-type="float">
            <text:p>344207681.918919</text:p>
          </table:table-cell>
          <table:table-cell office:value-type="float" office:value="421674449.878378" calcext:value-type="float">
            <text:p>421674449.878378</text:p>
          </table:table-cell>
          <table:table-cell office:value-type="float" office:value="1023246.25675676" calcext:value-type="float">
            <text:p>1023246.25675676</text:p>
          </table:table-cell>
          <table:table-cell office:value-type="float" office:value="35.0540540540541" calcext:value-type="float">
            <text:p>35.05405405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3014717027027" calcext:value-type="float">
            <text:p>2.3014717027</text:p>
          </table:table-cell>
          <table:table-cell office:value-type="float" office:value="175699.891891892" calcext:value-type="float">
            <text:p>175699.891891892</text:p>
          </table:table-cell>
          <table:table-cell office:value-type="float" office:value="21.969535472973" calcext:value-type="float">
            <text:p>21.969535473</text:p>
          </table:table-cell>
          <table:table-cell office:value-type="float" office:value="26.9139661216216" calcext:value-type="float">
            <text:p>26.9139661216</text:p>
          </table:table-cell>
          <table:table-cell office:value-type="float" office:value="0.0653109189189189" calcext:value-type="float">
            <text:p>0.0653109189</text:p>
          </table:table-cell>
          <table:table-cell office:value-type="float" office:value="0.817567567567568" calcext:value-type="float">
            <text:p>0.8175675676</text:p>
          </table:table-cell>
          <table:table-cell office:value-type="float" office:value="431.17472972973" calcext:value-type="float">
            <text:p>431.1747297297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office:value-type="float" office:value="12" calcext:value-type="float">
            <text:p>12.00</text:p>
          </table:table-cell>
          <table:table-cell office:value-type="float" office:value="223448231.6" calcext:value-type="float">
            <text:p>223448231.6</text:p>
          </table:table-cell>
          <table:table-cell office:value-type="float" office:value="2440546395.61667" calcext:value-type="float">
            <text:p>2440546395.61667</text:p>
          </table:table-cell>
          <table:table-cell office:value-type="float" office:value="1789005.1" calcext:value-type="float">
            <text:p>1789005.1</text:p>
          </table:table-cell>
          <table:table-cell office:value-type="float" office:value="77677939.6666667" calcext:value-type="float">
            <text:p>77677939.6666667</text:p>
          </table:table-cell>
          <table:table-cell office:value-type="float" office:value="61458105.6" calcext:value-type="float">
            <text:p>61458105.6</text:p>
          </table:table-cell>
          <table:table-cell office:value-type="float" office:value="4585227.03333333" calcext:value-type="float">
            <text:p>4585227.03333333</text:p>
          </table:table-cell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918589" calcext:value-type="float">
            <text:p>0.0918589</text:p>
          </table:table-cell>
          <table:table-cell office:value-type="float" office:value="1789005.1" calcext:value-type="float">
            <text:p>1789005.1</text:p>
          </table:table-cell>
          <table:table-cell office:value-type="float" office:value="4.93759101666667" calcext:value-type="float">
            <text:p>4.9375910167</text:p>
          </table:table-cell>
          <table:table-cell office:value-type="float" office:value="3.90671748333333" calcext:value-type="float">
            <text:p>3.9067174833</text:p>
          </table:table-cell>
          <table:table-cell office:value-type="float" office:value="0.291985816666667" calcext:value-type="float">
            <text:p>0.2919858167</text:p>
          </table:table-cell>
          <table:table-cell office:value-type="float" office:value="1.26566666666667" calcext:value-type="float">
            <text:p>1.2656666667</text:p>
          </table:table-cell>
          <table:table-cell office:value-type="float" office:value="16.0926666666667" calcext:value-type="float">
            <text:p>16.0926666667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office:value-type="float" office:value="27.6666666666667" calcext:value-type="float">
            <text:p>27.67</text:p>
          </table:table-cell>
          <table:table-cell office:value-type="float" office:value="381322839.142857" calcext:value-type="float">
            <text:p>381322839.142857</text:p>
          </table:table-cell>
          <table:table-cell office:value-type="float" office:value="5400922121.92857" calcext:value-type="float">
            <text:p>5400922121.92857</text:p>
          </table:table-cell>
          <table:table-cell office:value-type="float" office:value="7767.02380952381" calcext:value-type="float">
            <text:p>7767.0238095238</text:p>
          </table:table-cell>
          <table:table-cell office:value-type="float" office:value="202503195.904762" calcext:value-type="float">
            <text:p>202503195.904762</text:p>
          </table:table-cell>
          <table:table-cell office:value-type="float" office:value="101584832.666667" calcext:value-type="float">
            <text:p>101584832.666667</text:p>
          </table:table-cell>
          <table:table-cell office:value-type="float" office:value="24046.119047619" calcext:value-type="float">
            <text:p>24046.119047619</text:p>
          </table:table-cell>
          <table:table-cell office:value-type="float" office:value="26.0238095238095" calcext:value-type="float">
            <text:p>26.02380952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08905" calcext:value-type="float">
            <text:p>0.0708905</text:p>
          </table:table-cell>
          <table:table-cell office:value-type="float" office:value="7767.02380952381" calcext:value-type="float">
            <text:p>7767.0238095238</text:p>
          </table:table-cell>
          <table:table-cell office:value-type="float" office:value="12.9206218095238" calcext:value-type="float">
            <text:p>12.9206218095</text:p>
          </table:table-cell>
          <table:table-cell office:value-type="float" office:value="6.48157326190476" calcext:value-type="float">
            <text:p>6.4815732619</text:p>
          </table:table-cell>
          <table:table-cell office:value-type="float" office:value="0.00153433333333333" calcext:value-type="float">
            <text:p>0.0015343333</text:p>
          </table:table-cell>
          <table:table-cell office:value-type="float" office:value="1.99238095238095" calcext:value-type="float">
            <text:p>1.9923809524</text:p>
          </table:table-cell>
          <table:table-cell office:value-type="float" office:value="118833.082857143" calcext:value-type="float">
            <text:p>118833.082857143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office:value-type="float" office:value="3.15789473684211" calcext:value-type="float">
            <text:p>3.16</text:p>
          </table:table-cell>
          <table:table-cell office:value-type="float" office:value="8785356718.1" calcext:value-type="float">
            <text:p>8785356718.1</text:p>
          </table:table-cell>
          <table:table-cell office:value-type="float" office:value="5915647160.18333" calcext:value-type="float">
            <text:p>5915647160.18333</text:p>
          </table:table-cell>
          <table:table-cell office:value-type="float" office:value="21403227.8666667" calcext:value-type="float">
            <text:p>21403227.8666667</text:p>
          </table:table-cell>
          <table:table-cell office:value-type="float" office:value="403364021.083333" calcext:value-type="float">
            <text:p>403364021.083333</text:p>
          </table:table-cell>
          <table:table-cell office:value-type="float" office:value="78993480.65" calcext:value-type="float">
            <text:p>78993480.65</text:p>
          </table:table-cell>
          <table:table-cell office:value-type="float" office:value="34622454.5666667" calcext:value-type="float">
            <text:p>34622454.5666667</text:p>
          </table:table-cell>
          <table:table-cell office:value-type="float" office:value="27.9833333333333" calcext:value-type="float">
            <text:p>27.98333333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6653226666667" calcext:value-type="float">
            <text:p>1.3665322667</text:p>
          </table:table-cell>
          <table:table-cell office:value-type="float" office:value="21403227.75" calcext:value-type="float">
            <text:p>21403227.75</text:p>
          </table:table-cell>
          <table:table-cell office:value-type="float" office:value="25.7391555" calcext:value-type="float">
            <text:p>25.7391555</text:p>
          </table:table-cell>
          <table:table-cell office:value-type="float" office:value="5.04061885" calcext:value-type="float">
            <text:p>5.04061885</text:p>
          </table:table-cell>
          <table:table-cell office:value-type="float" office:value="2.2092899" calcext:value-type="float">
            <text:p>2.2092899</text:p>
          </table:table-cell>
          <table:table-cell office:value-type="float" office:value="4.9235" calcext:value-type="float">
            <text:p>4.9235</text:p>
          </table:table-cell>
          <table:table-cell office:value-type="float" office:value="2.28866666666667" calcext:value-type="float">
            <text:p>2.2886666667</text:p>
          </table:table-cell>
        </table:table-row>
      </table:table>
      <table:table table:name="Sheet1" table:style-name="ta1"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jacLR</text:p>
          </table:table-cell>
          <table:table-cell office:value-type="float" office:value="1469310815" calcext:value-type="float">
            <text:p>1469310815</text:p>
          </table:table-cell>
          <table:table-cell office:value-type="float" office:value="1469310798" calcext:value-type="float">
            <text:p>1469310798</text:p>
          </table:table-cell>
          <table:table-cell table:formula="of:=[.B2]-[.C2]" office:value-type="float" office:value="17" calcext:value-type="float">
            <text:p>17</text:p>
          </table:table-cell>
          <table:table-cell office:value-type="float" office:value="1469310880" calcext:value-type="float">
            <text:p>1469310880</text:p>
          </table:table-cell>
          <table:table-cell table:formula="of:=[.E2]-[.B2]" office:value-type="float" office:value="65" calcext:value-type="float">
            <text:p>65</text:p>
          </table:table-cell>
          <table:table-cell table:formula="of:=[.D2]+[.F2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1469310885" calcext:value-type="float">
            <text:p>1469310885</text:p>
          </table:table-cell>
          <table:table-cell office:value-type="float" office:value="1469310798" calcext:value-type="float">
            <text:p>1469310798</text:p>
          </table:table-cell>
          <table:table-cell table:formula="of:=[.B3]-[.C3]" office:value-type="float" office:value="87" calcext:value-type="float">
            <text:p>87</text:p>
          </table:table-cell>
          <table:table-cell office:value-type="float" office:value="1469310968" calcext:value-type="float">
            <text:p>1469310968</text:p>
          </table:table-cell>
          <table:table-cell table:formula="of:=[.E3]-[.B3]" office:value-type="float" office:value="83" calcext:value-type="float">
            <text:p>83</text:p>
          </table:table-cell>
          <table:table-cell table:formula="of:=[.D3]+[.F3]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 office:value-type="float" office:value="1469310973" calcext:value-type="float">
            <text:p>1469310973</text:p>
          </table:table-cell>
          <table:table-cell office:value-type="float" office:value="1469310798" calcext:value-type="float">
            <text:p>1469310798</text:p>
          </table:table-cell>
          <table:table-cell table:formula="of:=[.B4]-[.C4]" office:value-type="float" office:value="175" calcext:value-type="float">
            <text:p>175</text:p>
          </table:table-cell>
          <table:table-cell office:value-type="float" office:value="1469311039" calcext:value-type="float">
            <text:p>1469311039</text:p>
          </table:table-cell>
          <table:table-cell table:formula="of:=[.E4]-[.B4]" office:value-type="float" office:value="66" calcext:value-type="float">
            <text:p>66</text:p>
          </table:table-cell>
          <table:table-cell table:formula="of:=[.D4]+[.F4]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office:value-type="float" office:value="1469311044" calcext:value-type="float">
            <text:p>1469311044</text:p>
          </table:table-cell>
          <table:table-cell office:value-type="float" office:value="1469310798" calcext:value-type="float">
            <text:p>1469310798</text:p>
          </table:table-cell>
          <table:table-cell table:formula="of:=[.B5]-[.C5]" office:value-type="float" office:value="246" calcext:value-type="float">
            <text:p>246</text:p>
          </table:table-cell>
          <table:table-cell office:value-type="float" office:value="1469311106" calcext:value-type="float">
            <text:p>1469311106</text:p>
          </table:table-cell>
          <table:table-cell table:formula="of:=[.E5]-[.B5]" office:value-type="float" office:value="62" calcext:value-type="float">
            <text:p>62</text:p>
          </table:table-cell>
          <table:table-cell table:formula="of:=[.D5]+[.F5]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float" office:value="1469311111" calcext:value-type="float">
            <text:p>1469311111</text:p>
          </table:table-cell>
          <table:table-cell office:value-type="float" office:value="1469310798" calcext:value-type="float">
            <text:p>1469310798</text:p>
          </table:table-cell>
          <table:table-cell table:formula="of:=[.B6]-[.C6]" office:value-type="float" office:value="313" calcext:value-type="float">
            <text:p>313</text:p>
          </table:table-cell>
          <table:table-cell office:value-type="float" office:value="1469311185" calcext:value-type="float">
            <text:p>1469311185</text:p>
          </table:table-cell>
          <table:table-cell table:formula="of:=[.E6]-[.B6]" office:value-type="float" office:value="74" calcext:value-type="float">
            <text:p>74</text:p>
          </table:table-cell>
          <table:table-cell table:formula="of:=[.D6]+[.F6]"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office:value-type="float" office:value="1469311190" calcext:value-type="float">
            <text:p>1469311190</text:p>
          </table:table-cell>
          <table:table-cell office:value-type="float" office:value="1469310798" calcext:value-type="float">
            <text:p>1469310798</text:p>
          </table:table-cell>
          <table:table-cell table:formula="of:=[.B7]-[.C7]" office:value-type="float" office:value="392" calcext:value-type="float">
            <text:p>392</text:p>
          </table:table-cell>
          <table:table-cell office:value-type="float" office:value="1469311263" calcext:value-type="float">
            <text:p>1469311263</text:p>
          </table:table-cell>
          <table:table-cell table:formula="of:=[.E7]-[.B7]" office:value-type="float" office:value="73" calcext:value-type="float">
            <text:p>73</text:p>
          </table:table-cell>
          <table:table-cell table:formula="of:=[.D7]+[.F7]"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office:value-type="float" office:value="1469311268" calcext:value-type="float">
            <text:p>1469311268</text:p>
          </table:table-cell>
          <table:table-cell office:value-type="float" office:value="1469310798" calcext:value-type="float">
            <text:p>1469310798</text:p>
          </table:table-cell>
          <table:table-cell table:formula="of:=[.B8]-[.C8]" office:value-type="float" office:value="470" calcext:value-type="float">
            <text:p>470</text:p>
          </table:table-cell>
          <table:table-cell office:value-type="float" office:value="1469311333" calcext:value-type="float">
            <text:p>1469311333</text:p>
          </table:table-cell>
          <table:table-cell table:formula="of:=[.E8]-[.B8]" office:value-type="float" office:value="65" calcext:value-type="float">
            <text:p>65</text:p>
          </table:table-cell>
          <table:table-cell table:formula="of:=[.D8]+[.F8]"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office:value-type="float" office:value="1469311338" calcext:value-type="float">
            <text:p>1469311338</text:p>
          </table:table-cell>
          <table:table-cell office:value-type="float" office:value="1469310798" calcext:value-type="float">
            <text:p>1469310798</text:p>
          </table:table-cell>
          <table:table-cell table:formula="of:=[.B9]-[.C9]" office:value-type="float" office:value="540" calcext:value-type="float">
            <text:p>540</text:p>
          </table:table-cell>
          <table:table-cell office:value-type="float" office:value="1469311398" calcext:value-type="float">
            <text:p>1469311398</text:p>
          </table:table-cell>
          <table:table-cell table:formula="of:=[.E9]-[.B9]" office:value-type="float" office:value="60" calcext:value-type="float">
            <text:p>60</text:p>
          </table:table-cell>
          <table:table-cell table:formula="of:=[.D9]+[.F9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office:value-type="float" office:value="1469311403" calcext:value-type="float">
            <text:p>1469311403</text:p>
          </table:table-cell>
          <table:table-cell office:value-type="float" office:value="1469310798" calcext:value-type="float">
            <text:p>1469310798</text:p>
          </table:table-cell>
          <table:table-cell table:formula="of:=[.B10]-[.C10]" office:value-type="float" office:value="605" calcext:value-type="float">
            <text:p>605</text:p>
          </table:table-cell>
          <table:table-cell office:value-type="float" office:value="1469311466" calcext:value-type="float">
            <text:p>1469311466</text:p>
          </table:table-cell>
          <table:table-cell table:formula="of:=[.E10]-[.B10]" office:value-type="float" office:value="63" calcext:value-type="float">
            <text:p>63</text:p>
          </table:table-cell>
          <table:table-cell table:formula="of:=[.D10]+[.F10]"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office:value-type="float" office:value="1469311471" calcext:value-type="float">
            <text:p>1469311471</text:p>
          </table:table-cell>
          <table:table-cell office:value-type="float" office:value="1469310798" calcext:value-type="float">
            <text:p>1469310798</text:p>
          </table:table-cell>
          <table:table-cell table:formula="of:=[.B11]-[.C11]" office:value-type="float" office:value="673" calcext:value-type="float">
            <text:p>673</text:p>
          </table:table-cell>
          <table:table-cell office:value-type="float" office:value="1469311541" calcext:value-type="float">
            <text:p>1469311541</text:p>
          </table:table-cell>
          <table:table-cell table:formula="of:=[.E11]-[.B11]" office:value-type="float" office:value="70" calcext:value-type="float">
            <text:p>70</text:p>
          </table:table-cell>
          <table:table-cell table:formula="of:=[.D11]+[.F11]"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office:value-type="float" office:value="1469311546" calcext:value-type="float">
            <text:p>1469311546</text:p>
          </table:table-cell>
          <table:table-cell office:value-type="float" office:value="1469310798" calcext:value-type="float">
            <text:p>1469310798</text:p>
          </table:table-cell>
          <table:table-cell table:formula="of:=[.B12]-[.C12]" office:value-type="float" office:value="748" calcext:value-type="float">
            <text:p>748</text:p>
          </table:table-cell>
          <table:table-cell office:value-type="float" office:value="1469311612" calcext:value-type="float">
            <text:p>1469311612</text:p>
          </table:table-cell>
          <table:table-cell table:formula="of:=[.E12]-[.B12]" office:value-type="float" office:value="66" calcext:value-type="float">
            <text:p>66</text:p>
          </table:table-cell>
          <table:table-cell table:formula="of:=[.D12]+[.F12]"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office:value-type="float" office:value="1469311617" calcext:value-type="float">
            <text:p>1469311617</text:p>
          </table:table-cell>
          <table:table-cell office:value-type="float" office:value="1469310798" calcext:value-type="float">
            <text:p>1469310798</text:p>
          </table:table-cell>
          <table:table-cell table:formula="of:=[.B13]-[.C13]" office:value-type="float" office:value="819" calcext:value-type="float">
            <text:p>819</text:p>
          </table:table-cell>
          <table:table-cell office:value-type="float" office:value="1469311691" calcext:value-type="float">
            <text:p>1469311691</text:p>
          </table:table-cell>
          <table:table-cell table:formula="of:=[.E13]-[.B13]" office:value-type="float" office:value="74" calcext:value-type="float">
            <text:p>74</text:p>
          </table:table-cell>
          <table:table-cell table:formula="of:=[.D13]+[.F13]"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office:value-type="float" office:value="1469311696" calcext:value-type="float">
            <text:p>1469311696</text:p>
          </table:table-cell>
          <table:table-cell office:value-type="float" office:value="1469310798" calcext:value-type="float">
            <text:p>1469310798</text:p>
          </table:table-cell>
          <table:table-cell table:formula="of:=[.B14]-[.C14]" office:value-type="float" office:value="898" calcext:value-type="float">
            <text:p>898</text:p>
          </table:table-cell>
          <table:table-cell office:value-type="float" office:value="1469311761" calcext:value-type="float">
            <text:p>1469311761</text:p>
          </table:table-cell>
          <table:table-cell table:formula="of:=[.E14]-[.B14]" office:value-type="float" office:value="65" calcext:value-type="float">
            <text:p>65</text:p>
          </table:table-cell>
          <table:table-cell table:formula="of:=[.D14]+[.F14]"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office:value-type="float" office:value="1469311766" calcext:value-type="float">
            <text:p>1469311766</text:p>
          </table:table-cell>
          <table:table-cell office:value-type="float" office:value="1469310798" calcext:value-type="float">
            <text:p>1469310798</text:p>
          </table:table-cell>
          <table:table-cell table:formula="of:=[.B15]-[.C15]" office:value-type="float" office:value="968" calcext:value-type="float">
            <text:p>968</text:p>
          </table:table-cell>
          <table:table-cell office:value-type="float" office:value="1469311830" calcext:value-type="float">
            <text:p>1469311830</text:p>
          </table:table-cell>
          <table:table-cell table:formula="of:=[.E15]-[.B15]" office:value-type="float" office:value="64" calcext:value-type="float">
            <text:p>64</text:p>
          </table:table-cell>
          <table:table-cell table:formula="of:=[.D15]+[.F15]"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office:value-type="float" office:value="1469311835" calcext:value-type="float">
            <text:p>1469311835</text:p>
          </table:table-cell>
          <table:table-cell office:value-type="float" office:value="1469310798" calcext:value-type="float">
            <text:p>1469310798</text:p>
          </table:table-cell>
          <table:table-cell table:formula="of:=[.B16]-[.C16]" office:value-type="float" office:value="1037" calcext:value-type="float">
            <text:p>1037</text:p>
          </table:table-cell>
          <table:table-cell office:value-type="float" office:value="1469311896" calcext:value-type="float">
            <text:p>1469311896</text:p>
          </table:table-cell>
          <table:table-cell table:formula="of:=[.E16]-[.B16]" office:value-type="float" office:value="61" calcext:value-type="float">
            <text:p>61</text:p>
          </table:table-cell>
          <table:table-cell table:formula="of:=[.D16]+[.F16]"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office:value-type="float" office:value="1469311901" calcext:value-type="float">
            <text:p>1469311901</text:p>
          </table:table-cell>
          <table:table-cell office:value-type="float" office:value="1469310798" calcext:value-type="float">
            <text:p>1469310798</text:p>
          </table:table-cell>
          <table:table-cell table:formula="of:=[.B17]-[.C17]" office:value-type="float" office:value="1103" calcext:value-type="float">
            <text:p>1103</text:p>
          </table:table-cell>
          <table:table-cell office:value-type="float" office:value="1469311975" calcext:value-type="float">
            <text:p>1469311975</text:p>
          </table:table-cell>
          <table:table-cell table:formula="of:=[.E17]-[.B17]" office:value-type="float" office:value="74" calcext:value-type="float">
            <text:p>74</text:p>
          </table:table-cell>
          <table:table-cell table:formula="of:=[.D17]+[.F17]"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office:value-type="float" office:value="1469311980" calcext:value-type="float">
            <text:p>1469311980</text:p>
          </table:table-cell>
          <table:table-cell office:value-type="float" office:value="1469310798" calcext:value-type="float">
            <text:p>1469310798</text:p>
          </table:table-cell>
          <table:table-cell table:formula="of:=[.B18]-[.C18]" office:value-type="float" office:value="1182" calcext:value-type="float">
            <text:p>1182</text:p>
          </table:table-cell>
          <table:table-cell office:value-type="float" office:value="1469312040" calcext:value-type="float">
            <text:p>1469312040</text:p>
          </table:table-cell>
          <table:table-cell table:formula="of:=[.E18]-[.B18]" office:value-type="float" office:value="60" calcext:value-type="float">
            <text:p>60</text:p>
          </table:table-cell>
          <table:table-cell table:formula="of:=[.D18]+[.F18]"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office:value-type="float" office:value="1469312045" calcext:value-type="float">
            <text:p>1469312045</text:p>
          </table:table-cell>
          <table:table-cell office:value-type="float" office:value="1469310798" calcext:value-type="float">
            <text:p>1469310798</text:p>
          </table:table-cell>
          <table:table-cell table:formula="of:=[.B19]-[.C19]" office:value-type="float" office:value="1247" calcext:value-type="float">
            <text:p>1247</text:p>
          </table:table-cell>
          <table:table-cell office:value-type="float" office:value="1469312128" calcext:value-type="float">
            <text:p>1469312128</text:p>
          </table:table-cell>
          <table:table-cell table:formula="of:=[.E19]-[.B19]" office:value-type="float" office:value="83" calcext:value-type="float">
            <text:p>83</text:p>
          </table:table-cell>
          <table:table-cell table:formula="of:=[.D19]+[.F19]"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office:value-type="float" office:value="1469312133" calcext:value-type="float">
            <text:p>1469312133</text:p>
          </table:table-cell>
          <table:table-cell office:value-type="float" office:value="1469310798" calcext:value-type="float">
            <text:p>1469310798</text:p>
          </table:table-cell>
          <table:table-cell table:formula="of:=[.B20]-[.C20]" office:value-type="float" office:value="1335" calcext:value-type="float">
            <text:p>1335</text:p>
          </table:table-cell>
          <table:table-cell office:value-type="float" office:value="1469312193" calcext:value-type="float">
            <text:p>1469312193</text:p>
          </table:table-cell>
          <table:table-cell table:formula="of:=[.E20]-[.B20]" office:value-type="float" office:value="60" calcext:value-type="float">
            <text:p>60</text:p>
          </table:table-cell>
          <table:table-cell table:formula="of:=[.D20]+[.F20]" office:value-type="float" office:value="1395" calcext:value-type="float">
            <text:p>13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01:55:42.745192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8:23:23.874036368</meta:creation-date>
    <dc:date>2016-07-25T04:11:39.855178940</dc:date>
    <meta:editing-duration>PT1H57M47S</meta:editing-duration>
    <meta:editing-cycles>3</meta:editing-cycles>
    <meta:generator>LibreOffice/5.1.4.2$Linux_X86_64 LibreOffice_project/10m0$Build-2</meta:generator>
    <meta:document-statistic meta:table-count="2" meta:cell-count="520" meta:object-count="0"/>
  </office:meta>
</office:document-meta>
</file>